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9.407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1.081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2.369cm" fo:break-before="auto" style:use-optimal-row-height="false"/>
    </style:style>
    <style:style style:name="ro6" style:family="table-row">
      <style:table-row-properties style:row-height="2.947cm" fo:break-before="auto" style:use-optimal-row-height="true"/>
    </style:style>
    <style:style style:name="ro7" style:family="table-row">
      <style:table-row-properties style:row-height="4.106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69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fo:color="#00381f" style:font-name="Noto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fo:color="#00381f" style:font-name="Noto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css3t:text-justify="auto" fo:margin-left="0.176cm"/>
      <style:text-properties style:font-name="Noto Serif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0.176cm"/>
      <style:text-properties style:font-name="Noto Seri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justify" css3t:text-justify="auto"/>
      <style:text-properties style:font-name="Noto Serif" fo:font-size="12pt" style:font-size-asian="12pt" style:font-size-complex="12pt"/>
    </style:style>
    <style:style style:name="ce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40" style:family="table-cell" style:parent-style-name="Default" style:data-style-name="N2">
      <style:table-cell-properties style:text-align-source="fix" style:repeat-content="false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3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3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css3t:text-justify="auto"/>
      <style:text-properties style:font-name="Noto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Noto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26"/>
        <table:table-column table:style-name="co4" table:default-cell-style-name="ce12"/>
        <table:table-column table:style-name="co5" table:default-cell-style-name="ce40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POTASIEPE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 table:number-columns-spanned="5" table:number-rows-spanned="1">
            <text:p>Giardiniere in Cervignano del Friuli (UD) – Tel. 388 9005888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ELENCO PREZZI UNITARI (€) PER LE OPERE DI SISTEMAZIONE A VERDE 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3">
          <table:table-cell table:style-name="ce17" office:value-type="string" calcext:value-type="string">
            <text:p>N°</text:p>
          </table:table-cell>
          <table:table-cell table:style-name="ce21" office:value-type="string" calcext:value-type="string">
            <text:p>TITOLO</text:p>
          </table:table-cell>
          <table:table-cell table:style-name="ce21" office:value-type="string" calcext:value-type="string">
            <text:p>DESCRIZIONE</text:p>
          </table:table-cell>
          <table:table-cell table:style-name="ce17" office:value-type="string" calcext:value-type="string">
            <text:p>UM</text:p>
          </table:table-cell>
          <table:table-cell table:style-name="ce35" office:value-type="string" calcext:value-type="string">
            <text:p>PREZZO</text:p>
          </table:table-cell>
          <table:table-cell table:style-name="ce30" table:number-columns-repeated="1019"/>
        </table:table-row>
        <table:table-row table:style-name="ro4">
          <table:table-cell table:style-name="ce6" office:value-type="string" calcext:value-type="string">
            <text:p>M1</text:p>
          </table:table-cell>
          <table:table-cell table:style-name="ce11" office:value-type="string" calcext:value-type="string">
            <text:p><text:s text:c="4"/>Prato a rotoli <text:s text:c="3"/>fino a 35 mq</text:p>
          </table:table-cell>
          <table:table-cell table:style-name="ce13" office:value-type="string" calcext:value-type="string">
            <text:p><text:span text:style-name="T1">✔ Diserbo, ✔</text:span> Dissodamento terreno</text:p>
            <text:p>✔ Livellamento ✔ Rullatura ✔ Concimazione 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36" office:value-type="float" office:value="15" calcext:value-type="float">
            <text:p>15,00</text:p>
          </table:table-cell>
          <table:table-cell table:style-name="ce30" table:number-columns-repeated="1019"/>
        </table:table-row>
        <table:table-row table:style-name="ro4">
          <table:table-cell table:style-name="ce6" office:value-type="string" calcext:value-type="string">
            <text:p>M2</text:p>
          </table:table-cell>
          <table:table-cell table:style-name="ce11" office:value-type="string" calcext:value-type="string">
            <text:p><text:s text:c="5"/>Prato a rotoli <text:s text:c="5"/>tra i 36 e 70 mq</text:p>
          </table:table-cell>
          <table:table-cell table:style-name="ce13" office:value-type="string" calcext:value-type="string">
            <text:p><text:span text:style-name="T1">✔ Diserbo, ✔ Dissodamento terreno</text:span></text:p>
            <text:p><text:span text:style-name="T1">✔ Livellamento ✔ Rullatura ✔ Concimazione </text:span>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36" office:value-type="float" office:value="14" calcext:value-type="float">
            <text:p>14,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M3</text:p>
          </table:table-cell>
          <table:table-cell table:style-name="ce11" office:value-type="string" calcext:value-type="string">
            <text:p><text:s text:c="5"/>Prato a rotoli <text:s text:c="6"/>tra i 71 e 150 mq</text:p>
          </table:table-cell>
          <table:table-cell table:style-name="ce13" office:value-type="string" calcext:value-type="string">
            <text:p><text:span text:style-name="T1">✔ Diserbo, ✔ Dissodamento terreno</text:span></text:p>
            <text:p><text:span text:style-name="T1">✔ Livellamento ✔ Rullatura ✔ Concimazione </text:span>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36" office:value-type="float" office:value="13" calcext:value-type="float">
            <text:p>13,00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M4</text:p>
          </table:table-cell>
          <table:table-cell table:style-name="ce11" office:value-type="string" calcext:value-type="string">
            <text:p>Prato a rotoli <text:s/>oltre 151 mq</text:p>
          </table:table-cell>
          <table:table-cell table:style-name="ce13" office:value-type="string" calcext:value-type="string">
            <text:p><text:span text:style-name="T1">✔ Diserbo, ✔ Dissodamento terreno</text:span></text:p>
            <text:p><text:span text:style-name="T1">✔ Livellamento ✔ Rullatura ✔ Concimazione </text:span>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36" office:value-type="float" office:value="12" calcext:value-type="float">
            <text:p>12,0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5</text:p>
          </table:table-cell>
          <table:table-cell table:style-name="ce19" office:value-type="string" calcext:value-type="string">
            <text:p>Taglio del prato fino a 200 mq</text:p>
          </table:table-cell>
          <table:table-cell table:style-name="ce25" office:value-type="string" calcext:value-type="string">
            <text:p>taglio del prato con tosaerba a lama rotante, con raccolta di materiale di risulta escluso onere di smaltimento. 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4" calcext:value-type="float">
            <text:p>0,4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6</text:p>
          </table:table-cell>
          <table:table-cell table:style-name="ce19" office:value-type="string" calcext:value-type="string">
            <text:p>Taglio del prato tra 200 e 500 mq</text:p>
          </table:table-cell>
          <table:table-cell table:style-name="ce25" office:value-type="string" calcext:value-type="string">
            <text:p>taglio del prato con tosaerba a lama rotante, con raccolta di materiale di risulta escluso onere di smaltimento. 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3" calcext:value-type="float">
            <text:p>0,3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7</text:p>
          </table:table-cell>
          <table:table-cell table:style-name="ce19" office:value-type="string" calcext:value-type="string">
            <text:p>Taglio del prato tra 500 e 2000 mq</text:p>
          </table:table-cell>
          <table:table-cell table:style-name="ce25" office:value-type="string" calcext:value-type="string">
            <text:p>taglio del prato con tosaerba a lama rotante, con raccolta di materiale di risulta escluso onere di smaltimento. 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2" calcext:value-type="float">
            <text:p>0,2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8</text:p>
          </table:table-cell>
          <table:table-cell table:style-name="ce19" office:value-type="string" calcext:value-type="string">
            <text:p>Taglio del prato oltre i 2000 mq</text:p>
          </table:table-cell>
          <table:table-cell table:style-name="ce25" office:value-type="string" calcext:value-type="string">
            <text:p>taglio del prato con tosaerba a lama rotante, con raccolta di materiale di risulta escluso onere di smaltimento. 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1" calcext:value-type="float">
            <text:p>0,10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9</text:p>
          </table:table-cell>
          <table:table-cell table:style-name="ce22" office:value-type="string" calcext:value-type="string">
            <text:p>Potatura siepe con perimetro sezione fino a 20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4" calcext:value-type="float">
            <text:p>4,00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10</text:p>
          </table:table-cell>
          <table:table-cell table:style-name="ce22" office:value-type="string" calcext:value-type="string">
            <text:p>Potatura siepe con perimetro sezione da 200 a 35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6" calcext:value-type="float">
            <text:p>6,00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11</text:p>
          </table:table-cell>
          <table:table-cell table:style-name="ce22" office:value-type="string" calcext:value-type="string">
            <text:p>Potatura siepe con perimetro sezione da 350 a 50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9" calcext:value-type="float">
            <text:p>9,00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12</text:p>
          </table:table-cell>
          <table:table-cell table:style-name="ce22" office:value-type="string" calcext:value-type="string">
            <text:p>Potatura siepe con perimetro sezione da 500 a 80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14" calcext:value-type="float">
            <text:p>14,00</text:p>
          </table:table-cell>
          <table:table-cell table:number-columns-repeated="1019"/>
        </table:table-row>
        <table:table-row table:style-name="ro7">
          <table:table-cell table:style-name="ce8" office:value-type="string" calcext:value-type="string">
            <text:p>M13</text:p>
          </table:table-cell>
          <table:table-cell table:style-name="ce19" office:value-type="string" calcext:value-type="string">
            <text:p>Potatura di alberi e cespugli con altezza fino a 4m</text:p>
          </table:table-cell>
          <table:table-cell table:style-name="ce25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float" office:value="50" calcext:value-type="float">
            <text:p>50,00</text:p>
          </table:table-cell>
          <table:table-cell table:number-columns-repeated="1019"/>
        </table:table-row>
        <table:table-row table:style-name="ro7">
          <table:table-cell table:style-name="ce8" office:value-type="string" calcext:value-type="string">
            <text:p>M14</text:p>
          </table:table-cell>
          <table:table-cell table:style-name="ce19" office:value-type="string" calcext:value-type="string">
            <text:p>Potatura di alberi e cespugli con altezza oltre 4m</text:p>
          </table:table-cell>
          <table:table-cell table:style-name="ce25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float" office:value="130" calcext:value-type="float">
            <text:p>130,00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M15</text:p>
          </table:table-cell>
          <table:table-cell table:style-name="ce19" office:value-type="string" calcext:value-type="string">
            <text:p>Potatura di olivi e fruttiferi</text:p>
          </table:table-cell>
          <table:table-cell table:style-name="ce25" office:value-type="string" calcext:value-type="string">
            <text:p>Potatura di risanamento e ringiovanimento di alberi da frutto e da fiore al fine di garantire ripresa vegetativa e fioritura.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float" office:value="75" calcext:value-type="float">
            <text:p>75,00</text:p>
          </table:table-cell>
          <table:table-cell table:number-columns-repeated="1019"/>
        </table:table-row>
        <table:table-row table:style-name="ro8">
          <table:table-cell table:style-name="ce6" office:value-type="string" calcext:value-type="string">
            <text:p>M17</text:p>
          </table:table-cell>
          <table:table-cell table:style-name="ce22" office:value-type="string" calcext:value-type="string">
            <text:p>Messa a dimora di piante da siepe</text:p>
          </table:table-cell>
          <table:table-cell table:style-name="ce10" office:value-type="string" calcext:value-type="string">
            <text:p>Piantagione di specie arbustive con densità di posa da 1 a 8 piante/mq, formazione di </text:p>
            <text:p>buca di dimensioni adeguate, non inferiore a 25 x 25 x 25 cm, piantumazione, rinterro, fornitura e distribuzione di ammendante organico 50 l/mq, bagnatura con 40 l/mq di acqua, esclusa la fornitura di arbusti e la pacciamatura.</text:p>
          </table:table-cell>
          <table:table-cell table:style-name="ce27" office:value-type="string" calcext:value-type="string">
            <text:p>cad</text:p>
          </table:table-cell>
          <table:table-cell table:style-name="ce38" office:value-type="float" office:value="4.751" calcext:value-type="float">
            <text:p>4,75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18</text:p>
          </table:table-cell>
          <table:table-cell table:style-name="ce19" office:value-type="string" calcext:value-type="string">
            <text:p>Lavori di base</text:p>
          </table:table-cell>
          <table:table-cell table:style-name="ce25" office:value-type="string" calcext:value-type="string">
            <text:p>Lavori di base, senza competenza specifica, eseguiti senza l’ausilio di macchine e attrezzature a motore o batteria. 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string" calcext:value-type="string">
            <text:p>18/h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19</text:p>
          </table:table-cell>
          <table:table-cell table:style-name="ce22" office:value-type="string" calcext:value-type="string">
            <text:p>Manutenzione aiuole </text:p>
          </table:table-cell>
          <table:table-cell table:style-name="ce10" office:value-type="string" calcext:value-type="string">
            <text:p>Manutenzione aiuole e altri lavori di giardinaggio con competenza botanica, eseguiti senza l’ausilio di macchine e attrezzature a motore o batteria. </text:p>
          </table:table-cell>
          <table:table-cell table:style-name="ce27" office:value-type="string" calcext:value-type="string">
            <text:p>cad</text:p>
          </table:table-cell>
          <table:table-cell table:style-name="ce38" office:value-type="string" calcext:value-type="string">
            <text:p>25/h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M20</text:p>
          </table:table-cell>
          <table:table-cell table:style-name="ce19" office:value-type="string" calcext:value-type="string">
            <text:p>Disinfestazione zanzare</text:p>
          </table:table-cell>
          <table:table-cell table:style-name="ce25" office:value-type="string" calcext:value-type="string">
            <text:p>A mezzo emulsione concentrata in soluzione glicolica (B.I.A.) ad ampio spettro, con efficace azione abbattente e residuale. Non contiene solventi idrocarburici, inodore, no tossico.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6" calcext:value-type="float">
            <text:p>0,60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21</text:p>
          </table:table-cell>
          <table:table-cell table:style-name="ce22" office:value-type="string" calcext:value-type="string">
            <text:p>Oneri di smaltimento</text:p>
          </table:table-cell>
          <table:table-cell table:style-name="ce10" office:value-type="string" calcext:value-type="string">
            <text:p>Conferimento a discarica autorizzata per lo smaltimento di: rifiuti vegetali (erba, arbusti, frasca, ramaglia, vegetazione varia)</text:p>
          </table:table-cell>
          <table:table-cell table:style-name="ce27" office:value-type="string" calcext:value-type="string">
            <text:p>t</text:p>
          </table:table-cell>
          <table:table-cell table:style-name="ce38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fo:margin-top="2cm" fo:margin-bottom="2cm" fo:margin-left="1.499cm" fo:margin-right="1.499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5:32:13.39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3-31T14:05:51.631504559</meta:creation-date>
    <dc:date>2020-08-18T15:34:50.052000000</dc:date>
    <meta:editing-duration>PT3H14M55S</meta:editing-duration>
    <meta:editing-cycles>58</meta:editing-cycles>
    <meta:generator>LibreOffice/6.4.4.2$Windows_X86_64 LibreOffice_project/3d775be2011f3886db32dfd395a6a6d1ca2630ff</meta:generator>
    <meta:document-statistic meta:table-count="1" meta:cell-count="108" meta:object-count="0"/>
  </office:meta>
</office:document-meta>
</file>